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303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OURCE TYPE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asioasio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05:56:37.767699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16T14:00:50.779380198</meta:creation-date>
    <dc:date>2016-12-17T05:56:45.888510571</dc:date>
    <dc:creator>Khoerodin </dc:creator>
    <meta:editing-duration>PT37M29S</meta:editing-duration>
    <meta:editing-cycles>4</meta:editing-cycles>
    <meta:generator>LibreOffice/5.2.3.2$Linux_X86_64 LibreOffice_project/20m0$Build-2</meta:generator>
    <meta:document-statistic meta:table-count="1" meta:cell-count="5" meta:object-count="0"/>
  </office:meta>
</office:document-meta>
</file>